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229" officeooo:paragraph-rsid="001a9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资本主义起源于14-19世纪西欧的商业革命，商业革命改变了中世纪的经济模式：只求满足基本需要，不求无限利润。而资本主义的诞生，就是为了追求尽可能高的利润，正如马克思所言：“资本来到世间，从头到脚，每个毛孔都滴着血和肮脏的东西。”但另一方面，资本主义的出现，推动社会进入了一个新的阶段，使得西欧社会得以走出中世纪，走向现代化。</text:p>
      <text:p text:style-name="P1"><text:tab/>而经历了两次世界大战和1933年的世纪性的经济大萧条，越来越多的人们，包括资本主义国家的人们开始意识到，这个社会需要社会主义，需要政府经济。在当今这个经济全球化时代，正经历着私人股份制到法人股份制的转化，也就是股东的法人化或者是非个人化，这在某种程度上反映了对资本主义生产资料私人占有的某种“扬弃”。</text:p>
      <text:p text:style-name="P1"><text:tab/>时至今日，资本主义和社会主义的竞争已经持续良久，经历了诸多的经济动荡、金融风暴，人们终将发现，只有社会主义经济才是最终的完善的经济体系，这场资本主义和社会主义的竞争最终将以社会主义的胜利而告终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20:03:39.717786515</meta:creation-date>
    <dc:date>2016-12-01T20:15:14.625494843</dc:date>
    <meta:editing-duration>PT11M35S</meta:editing-duration>
    <meta:editing-cycles>1</meta:editing-cycles>
    <meta:document-statistic meta:table-count="0" meta:image-count="0" meta:object-count="0" meta:page-count="1" meta:paragraph-count="3" meta:word-count="402" meta:character-count="412" meta:non-whitespace-character-count="409"/>
    <meta:generator>LibreOffice/5.1.4.2$Linux_X86_64 LibreOffice_project/10m0$Build-2</meta:generator>
  </office:meta>
</office:document-meta>
</file>